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4799in" table:align="left"/>
    </style:style>
    <style:style style:name="Table1.A" style:family="table-column">
      <style:table-column-properties style:column-width="1.9201in"/>
    </style:style>
    <style:style style:name="Table1.B" style:family="table-column">
      <style:table-column-properties style:column-width="3.5597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Preformatted_20_Text">
      <style:paragraph-properties fo:margin-top="0in" fo:margin-bottom="0.1965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ข้อความนี้หมายถึงว่า:</text:p>
      <text:h text:style-name="Heading_20_3" text:outline-level="3">⚠️ Angular 16 ขึ้นไป ไม่ต้องใช้ <text:span text:style-name="Source_20_Text">ngcc</text:span> แล้ว!</text:h>
      <text:p text:style-name="Quotations"><text:span text:style-name="Source_20_Text">ngcc</text:span> (Angular Compatibility Compiler) เป็นเครื่องมือที่ Angular เคยใช้สำหรับแปลงไลบรารีที่เขียนด้วย View Engine (ระบบเก่าก่อน Ivy) ให้ใช้งานกับ Ivy (ระบบเรนเดอร์ใหม่ที่เริ่มใช้ตั้งแต่ Angular 9)</text:p>
      <text:p text:style-name="Horizontal_20_Line"/>
      <text:h text:style-name="Heading_20_3" text:outline-level="3">🔍 รายละเอียดข้อความ:</text:h>
      <text:p text:style-name="Quotations">❗ <text:span text:style-name="Strong_20_Emphasis">"You are seeing this message because the current operation invoked the ngcc command directly."</text:span></text:p>
      <text:p text:style-name="Text_20_body"><text:span text:style-name="Strong_20_Emphasis">แปลว่า</text:span>:</text:p>
      <text:list text:style-name="L1">
        <text:list-item>
          <text:p text:style-name="P1">ตอนที่คุณรัน <text:span text:style-name="Source_20_Text">npm install</text:span> หรือคำสั่งใด ๆ ที่เกี่ยวกับ build มันเรียกใช้งาน <text:span text:style-name="Source_20_Text">ngcc</text:span></text:p>
        </text:list-item>
        <text:list-item>
          <text:p text:style-name="P1">ทั้งที่ Angular 16+ <text:span text:style-name="Strong_20_Emphasis">ไม่ต้องใช้ </text:span><text:span text:style-name="Strong_20_Emphasis"><text:span text:style-name="Source_20_Text">ngcc</text:span></text:span><text:span text:style-name="Strong_20_Emphasis"> แล้ว</text:span></text:p>
        </text:list-item>
      </text:list>
      <text:p text:style-name="Horizontal_20_Line"/>
      <text:h text:style-name="Heading_20_3" text:outline-level="3">🧹 ต้องทำอะไร?</text:h>
      <text:p text:style-name="Text_20_body">คุณควรลบคำสั่ง <text:span text:style-name="Source_20_Text">ngcc</text:span> ที่อยู่ใน <text:span text:style-name="Source_20_Text">package.json</text:span> เช่นนี้:</text:p>
      <text:p text:style-name="P2"><text:span text:style-name="Source_20_Text">"postinstall": "ngcc --properties es2015 es5 browser module main --first-only --create-ivy-entry-points --tsconfig \"./src/tsconfig.app.json\""</text:span></text:p>
      <text:p text:style-name="Quotations">🔥 ให้ลบ <text:span text:style-name="Source_20_Text">"postinstall": "ngcc ..."</text:span> ออกไปเลย</text:p>
      <text:p text:style-name="Horizontal_20_Line"/>
      <text:h text:style-name="Heading_20_3" text:outline-level="3">✅ ตัวอย่างการลบที่ถูกต้อง:</text:h>
      <text:p text:style-name="Preformatted_20_Text"><text:span text:style-name="Source_20_Text">"scripts": {</text:span></text:p>
      <text:p text:style-name="Preformatted_20_Text"><text:span text:style-name="Source_20_Text"><text:s text:c="2"/>"ng": "ng",</text:span></text:p>
      <text:p text:style-name="Preformatted_20_Text"><text:span text:style-name="Source_20_Text"><text:s text:c="2"/>"start": "ng serve",</text:span></text:p>
      <text:p text:style-name="Preformatted_20_Text"><text:span text:style-name="Source_20_Text"><text:s text:c="2"/>"build": "ng build",</text:span></text:p>
      <text:p text:style-name="Preformatted_20_Text"><text:span text:style-name="Source_20_Text"><text:s text:c="2"/>"build:prod": "npm run build -- --configuration production --aot",</text:span></text:p>
      <text:p text:style-name="Preformatted_20_Text"><text:span text:style-name="Source_20_Text"><text:s text:c="2"/>// ลบ postinstall ทิ้ง:</text:span></text:p>
      <text:p text:style-name="Preformatted_20_Text"><text:span text:style-name="Source_20_Text"><text:s text:c="2"/>// "postinstall": "ngcc ..."</text:span></text:p>
      <text:p text:style-name="P2"><text:span text:style-name="Source_20_Text">}</text:span></text:p>
      <text:p text:style-name="Horizontal_20_Line"/>
      <text:h text:style-name="Heading_20_3" text:outline-level="3">💡 สรุป: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รายการ</text:p>
            </table:table-cell>
            <table:table-cell table:style-name="Table1.A1" office:value-type="string">
              <text:p text:style-name="Table_20_Heading">รายละเอียด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ngcc</text:span> คืออะไร</text:p>
          </table:table-cell>
          <table:table-cell table:style-name="Table1.A1" office:value-type="string">
            <text:p text:style-name="Table_20_Contents">ตัวแปลงไลบรารีจาก View Engine → Ivy</text:p>
          </table:table-cell>
        </table:table-row>
        <table:table-row>
          <table:table-cell table:style-name="Table1.A1" office:value-type="string">
            <text:p text:style-name="Table_20_Contents">ยังจำเป็นไหม (Angular 16+)</text:p>
          </table:table-cell>
          <table:table-cell table:style-name="Table1.A1" office:value-type="string">
            <text:p text:style-name="Table_20_Contents">❌ ไม่จำเป็นอีกต่อไป</text:p>
          </table:table-cell>
        </table:table-row>
        <text:soft-page-break/>
        <table:table-row>
          <table:table-cell table:style-name="Table1.A1" office:value-type="string">
            <text:p text:style-name="Table_20_Contents">ควรทำอย่างไร?</text:p>
          </table:table-cell>
          <table:table-cell table:style-name="Table1.A1" office:value-type="string">
            <text:p text:style-name="Table_20_Contents">✅ ลบคำสั่ง <text:span text:style-name="Source_20_Text">ngcc</text:span> จาก <text:span text:style-name="Source_20_Text">package.json</text:span></text:p>
          </table:table-cell>
        </table:table-row>
        <table:table-row>
          <table:table-cell table:style-name="Table1.A1" office:value-type="string">
            <text:p text:style-name="Table_20_Contents">ถ้าไม่ลบจะเกิดอะไร?</text:p>
          </table:table-cell>
          <table:table-cell table:style-name="Table1.A1" office:value-type="string">
            <text:p text:style-name="Table_20_Contents">Angular 17 จะ <text:span text:style-name="Strong_20_Emphasis">ลบคำสั่งนี้</text:span> ออกทั้งหมด ทำให้ error แน่ๆ</text:p>
          </table:table-cell>
        </table:table-row>
      </table:table>
      <text:p text:style-name="Horizontal_20_Line"/>
      <text:p text:style-name="Text_20_body">ถ้าคุณต้องการให้ผมช่วย clean โครงสร้าง <text:span text:style-name="Source_20_Text">package.json</text:span> และ setup ใหม่ให้รองรับ Angular 17 เต็ม ๆ แจ้งได้เลยครับ 😊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9T00:12:16.056341600</meta:creation-date>
    <dc:date>2025-06-19T00:12:17.647597100</dc:date>
    <meta:editing-duration>PT1S</meta:editing-duration>
    <meta:editing-cycles>1</meta:editing-cycles>
    <meta:document-statistic meta:table-count="1" meta:image-count="0" meta:object-count="0" meta:page-count="2" meta:paragraph-count="33" meta:word-count="541" meta:character-count="1176" meta:non-whitespace-character-count="1052"/>
    <meta:generator>LibreOffice/25.2.4.3$Windows_X86_64 LibreOffice_project/33e196637044ead23f5c3226cde09b47731f7e27</meta:generator>
  </office:meta>
</office:document-meta>
</file>